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2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224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sue2224.test_for_issu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sue2224.test_for_issu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ssue2224.test_for_issue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